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abinit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loc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vfdt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7.4" calcext:value-type="float">
            <text:p>237.4</text:p>
          </table:table-cell>
          <table:table-cell office:value-type="float" office:value="266.36" calcext:value-type="float">
            <text:p>266.36</text:p>
          </table:table-cell>
          <table:table-cell office:value-type="float" office:value="249.44" calcext:value-type="float">
            <text:p>249.44</text:p>
          </table:table-cell>
          <table:table-cell office:value-type="float" office:value="343.09" calcext:value-type="float">
            <text:p>343.0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1.28" calcext:value-type="float">
            <text:p>711.28</text:p>
          </table:table-cell>
          <table:table-cell office:value-type="float" office:value="665.47" calcext:value-type="float">
            <text:p>665.47</text:p>
          </table:table-cell>
          <table:table-cell office:value-type="float" office:value="715.61" calcext:value-type="float">
            <text:p>715.61</text:p>
          </table:table-cell>
          <table:table-cell office:value-type="float" office:value="1041.08" calcext:value-type="float">
            <text:p>1041.08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75.08" calcext:value-type="float">
            <text:p>1375.08</text:p>
          </table:table-cell>
          <table:table-cell office:value-type="float" office:value="1048.67" calcext:value-type="float">
            <text:p>1048.67</text:p>
          </table:table-cell>
          <table:table-cell office:value-type="float" office:value="1323.64" calcext:value-type="float">
            <text:p>1323.64</text:p>
          </table:table-cell>
          <table:table-cell office:value-type="float" office:value="2091.23" calcext:value-type="float">
            <text:p>2091.23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52.51" calcext:value-type="float">
            <text:p>1752.51</text:p>
          </table:table-cell>
          <table:table-cell office:value-type="float" office:value="1261.29" calcext:value-type="float">
            <text:p>1261.29</text:p>
          </table:table-cell>
          <table:table-cell office:value-type="float" office:value="1678.51" calcext:value-type="float">
            <text:p>1678.51</text:p>
          </table:table-cell>
          <table:table-cell office:value-type="float" office:value="2781.5" calcext:value-type="float">
            <text:p>2781.5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00.45" calcext:value-type="float">
            <text:p>2100.45</text:p>
          </table:table-cell>
          <table:table-cell office:value-type="float" office:value="1470.87" calcext:value-type="float">
            <text:p>1470.87</text:p>
          </table:table-cell>
          <table:table-cell office:value-type="float" office:value="2044.85" calcext:value-type="float">
            <text:p>2044.85</text:p>
          </table:table-cell>
          <table:table-cell office:value-type="float" office:value="3475.99" calcext:value-type="float">
            <text:p>3475.99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77.62" calcext:value-type="float">
            <text:p>2477.62</text:p>
          </table:table-cell>
          <table:table-cell office:value-type="float" office:value="1730.11" calcext:value-type="float">
            <text:p>1730.11</text:p>
          </table:table-cell>
          <table:table-cell office:value-type="float" office:value="2395.38" calcext:value-type="float">
            <text:p>2395.38</text:p>
          </table:table-cell>
          <table:table-cell office:value-type="float" office:value="4178.89" calcext:value-type="float">
            <text:p>4178.89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42.65" calcext:value-type="float">
            <text:p>2842.65</text:p>
          </table:table-cell>
          <table:table-cell office:value-type="float" office:value="1959.79" calcext:value-type="float">
            <text:p>1959.79</text:p>
          </table:table-cell>
          <table:table-cell office:value-type="float" office:value="2731.39" calcext:value-type="float">
            <text:p>2731.39</text:p>
          </table:table-cell>
          <table:table-cell office:value-type="float" office:value="4878.29" calcext:value-type="float">
            <text:p>4878.29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65.47" calcext:value-type="float">
            <text:p>3165.47</text:p>
          </table:table-cell>
          <table:table-cell office:value-type="float" office:value="2171.82" calcext:value-type="float">
            <text:p>2171.82</text:p>
          </table:table-cell>
          <table:table-cell office:value-type="float" office:value="3036.19" calcext:value-type="float">
            <text:p>3036.19</text:p>
          </table:table-cell>
          <table:table-cell office:value-type="float" office:value="5596.62" calcext:value-type="float">
            <text:p>5596.62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471.6" calcext:value-type="float">
            <text:p>3471.6</text:p>
          </table:table-cell>
          <table:table-cell office:value-type="float" office:value="2417.87" calcext:value-type="float">
            <text:p>2417.87</text:p>
          </table:table-cell>
          <table:table-cell office:value-type="float" office:value="3331.45" calcext:value-type="float">
            <text:p>3331.45</text:p>
          </table:table-cell>
          <table:table-cell office:value-type="float" office:value="6296.02" calcext:value-type="float">
            <text:p>6296.02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04.51" calcext:value-type="float">
            <text:p>3604.51</text:p>
          </table:table-cell>
          <table:table-cell office:value-type="float" office:value="2527.55" calcext:value-type="float">
            <text:p>2527.55</text:p>
          </table:table-cell>
          <table:table-cell office:value-type="float" office:value="3463.19" calcext:value-type="float">
            <text:p>3463.19</text:p>
          </table:table-cell>
          <table:table-cell office:value-type="float" office:value="6632.74" calcext:value-type="float">
            <text:p>6632.74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mmps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oc</text:p>
          </table:table-cell>
          <table:table-cell table:style-name="ce1" office:value-type="string" calcext:value-type="string">
            <text:p>cart</text:p>
          </table:table-cell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vfd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6.34" calcext:value-type="float">
            <text:p>396.34</text:p>
          </table:table-cell>
          <table:table-cell office:value-type="float" office:value="388.95" calcext:value-type="float">
            <text:p>388.95</text:p>
          </table:table-cell>
          <table:table-cell office:value-type="float" office:value="301.16" calcext:value-type="float">
            <text:p>301.16</text:p>
          </table:table-cell>
          <table:table-cell office:value-type="float" office:value="585.02" calcext:value-type="float">
            <text:p>585.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48.07" calcext:value-type="float">
            <text:p>1048.07</text:p>
          </table:table-cell>
          <table:table-cell office:value-type="float" office:value="878.14" calcext:value-type="float">
            <text:p>878.14</text:p>
          </table:table-cell>
          <table:table-cell office:value-type="float" office:value="707.91" calcext:value-type="float">
            <text:p>707.91</text:p>
          </table:table-cell>
          <table:table-cell office:value-type="float" office:value="1245.48" calcext:value-type="float">
            <text:p>1245.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52.78" calcext:value-type="float">
            <text:p>1552.78</text:p>
          </table:table-cell>
          <table:table-cell office:value-type="float" office:value="1289.46" calcext:value-type="float">
            <text:p>1289.46</text:p>
          </table:table-cell>
          <table:table-cell office:value-type="float" office:value="1105.83" calcext:value-type="float">
            <text:p>1105.83</text:p>
          </table:table-cell>
          <table:table-cell office:value-type="float" office:value="1906.57" calcext:value-type="float">
            <text:p>1906.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10.1" calcext:value-type="float">
            <text:p>1910.1</text:p>
          </table:table-cell>
          <table:table-cell office:value-type="float" office:value="1694.64" calcext:value-type="float">
            <text:p>1694.64</text:p>
          </table:table-cell>
          <table:table-cell office:value-type="float" office:value="1535.58" calcext:value-type="float">
            <text:p>1535.58</text:p>
          </table:table-cell>
          <table:table-cell office:value-type="float" office:value="2587.84" calcext:value-type="float">
            <text:p>2587.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24.25" calcext:value-type="float">
            <text:p>2024.25</text:p>
          </table:table-cell>
          <table:table-cell office:value-type="float" office:value="1895.95" calcext:value-type="float">
            <text:p>1895.95</text:p>
          </table:table-cell>
          <table:table-cell office:value-type="float" office:value="1757.18" calcext:value-type="float">
            <text:p>1757.18</text:p>
          </table:table-cell>
          <table:table-cell office:value-type="float" office:value="2931.85" calcext:value-type="float">
            <text:p>2931.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03.1" calcext:value-type="float">
            <text:p>2303.1</text:p>
          </table:table-cell>
          <table:table-cell office:value-type="float" office:value="2527.76" calcext:value-type="float">
            <text:p>2527.76</text:p>
          </table:table-cell>
          <table:table-cell office:value-type="float" office:value="2383.02" calcext:value-type="float">
            <text:p>2383.02</text:p>
          </table:table-cell>
          <table:table-cell office:value-type="float" office:value="3932.9" calcext:value-type="float">
            <text:p>3932.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02.96" calcext:value-type="float">
            <text:p>2402.96</text:p>
          </table:table-cell>
          <table:table-cell office:value-type="float" office:value="2749.22" calcext:value-type="float">
            <text:p>2749.22</text:p>
          </table:table-cell>
          <table:table-cell office:value-type="float" office:value="2633.19" calcext:value-type="float">
            <text:p>2633.19</text:p>
          </table:table-cell>
          <table:table-cell office:value-type="float" office:value="4284.31" calcext:value-type="float">
            <text:p>4284.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58.82" calcext:value-type="float">
            <text:p>2558.82</text:p>
          </table:table-cell>
          <table:table-cell office:value-type="float" office:value="3224.91" calcext:value-type="float">
            <text:p>3224.91</text:p>
          </table:table-cell>
          <table:table-cell office:value-type="float" office:value="3138.23" calcext:value-type="float">
            <text:p>3138.23</text:p>
          </table:table-cell>
          <table:table-cell office:value-type="float" office:value="4985.11" calcext:value-type="float">
            <text:p>4985.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15.22" calcext:value-type="float">
            <text:p>2815.22</text:p>
          </table:table-cell>
          <table:table-cell office:value-type="float" office:value="3675.35" calcext:value-type="float">
            <text:p>3675.35</text:p>
          </table:table-cell>
          <table:table-cell office:value-type="float" office:value="3627.09" calcext:value-type="float">
            <text:p>3627.09</text:p>
          </table:table-cell>
          <table:table-cell office:value-type="float" office:value="5656.96" calcext:value-type="float">
            <text:p>5656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99.78" calcext:value-type="float">
            <text:p>2999.78</text:p>
          </table:table-cell>
          <table:table-cell office:value-type="float" office:value="4125.31" calcext:value-type="float">
            <text:p>4125.31</text:p>
          </table:table-cell>
          <table:table-cell office:value-type="float" office:value="4102.63" calcext:value-type="float">
            <text:p>4102.63</text:p>
          </table:table-cell>
          <table:table-cell office:value-type="float" office:value="6320.74" calcext:value-type="float">
            <text:p>6320.74</text:p>
          </table:table-cell>
        </table:table-row>
      </table:table>
      <table:table table:name="libmesh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oc</text:p>
          </table:table-cell>
          <table:table-cell table:style-name="ce1" office:value-type="string" calcext:value-type="string">
            <text:p>cart</text:p>
          </table:table-cell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vfd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4.94" calcext:value-type="float">
            <text:p>844.94</text:p>
          </table:table-cell>
          <table:table-cell office:value-type="float" office:value="829.9" calcext:value-type="float">
            <text:p>829.9</text:p>
          </table:table-cell>
          <table:table-cell office:value-type="float" office:value="842.68" calcext:value-type="float">
            <text:p>842.68</text:p>
          </table:table-cell>
          <table:table-cell office:value-type="float" office:value="814.47" calcext:value-type="float">
            <text:p>814.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17.18" calcext:value-type="float">
            <text:p>1617.18</text:p>
          </table:table-cell>
          <table:table-cell office:value-type="float" office:value="1603.44" calcext:value-type="float">
            <text:p>1603.44</text:p>
          </table:table-cell>
          <table:table-cell office:value-type="float" office:value="1598.16" calcext:value-type="float">
            <text:p>1598.16</text:p>
          </table:table-cell>
          <table:table-cell office:value-type="float" office:value="1576.41" calcext:value-type="float">
            <text:p>1576.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67.14" calcext:value-type="float">
            <text:p>2367.14</text:p>
          </table:table-cell>
          <table:table-cell office:value-type="float" office:value="2386.4" calcext:value-type="float">
            <text:p>2386.4</text:p>
          </table:table-cell>
          <table:table-cell office:value-type="float" office:value="2344.29" calcext:value-type="float">
            <text:p>2344.29</text:p>
          </table:table-cell>
          <table:table-cell office:value-type="float" office:value="2333.21" calcext:value-type="float">
            <text:p>2333.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38.59" calcext:value-type="float">
            <text:p>3038.59</text:p>
          </table:table-cell>
          <table:table-cell office:value-type="float" office:value="3150.51" calcext:value-type="float">
            <text:p>3150.51</text:p>
          </table:table-cell>
          <table:table-cell office:value-type="float" office:value="3073.76" calcext:value-type="float">
            <text:p>3073.76</text:p>
          </table:table-cell>
          <table:table-cell office:value-type="float" office:value="3074.43" calcext:value-type="float">
            <text:p>3074.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61.82" calcext:value-type="float">
            <text:p>3661.82</text:p>
          </table:table-cell>
          <table:table-cell office:value-type="float" office:value="3845.58" calcext:value-type="float">
            <text:p>3845.58</text:p>
          </table:table-cell>
          <table:table-cell office:value-type="float" office:value="3755.45" calcext:value-type="float">
            <text:p>3755.45</text:p>
          </table:table-cell>
          <table:table-cell office:value-type="float" office:value="3781.8" calcext:value-type="float">
            <text:p>3781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63.49" calcext:value-type="float">
            <text:p>4263.49</text:p>
          </table:table-cell>
          <table:table-cell office:value-type="float" office:value="4572.64" calcext:value-type="float">
            <text:p>4572.64</text:p>
          </table:table-cell>
          <table:table-cell office:value-type="float" office:value="4424.39" calcext:value-type="float">
            <text:p>4424.39</text:p>
          </table:table-cell>
          <table:table-cell office:value-type="float" office:value="4482.68" calcext:value-type="float">
            <text:p>4482.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979.56" calcext:value-type="float">
            <text:p>4979.56</text:p>
          </table:table-cell>
          <table:table-cell office:value-type="float" office:value="5378.02" calcext:value-type="float">
            <text:p>5378.02</text:p>
          </table:table-cell>
          <table:table-cell office:value-type="float" office:value="5162.42" calcext:value-type="float">
            <text:p>5162.42</text:p>
          </table:table-cell>
          <table:table-cell office:value-type="float" office:value="5235.99" calcext:value-type="float">
            <text:p>5235.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582.4" calcext:value-type="float">
            <text:p>5582.4</text:p>
          </table:table-cell>
          <table:table-cell office:value-type="float" office:value="6083.84" calcext:value-type="float">
            <text:p>6083.84</text:p>
          </table:table-cell>
          <table:table-cell office:value-type="float" office:value="5836.8" calcext:value-type="float">
            <text:p>5836.8</text:p>
          </table:table-cell>
          <table:table-cell office:value-type="float" office:value="5907.94" calcext:value-type="float">
            <text:p>5907.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168.12" calcext:value-type="float">
            <text:p>6168.12</text:p>
          </table:table-cell>
          <table:table-cell office:value-type="float" office:value="6782.93" calcext:value-type="float">
            <text:p>6782.93</text:p>
          </table:table-cell>
          <table:table-cell office:value-type="float" office:value="6528.01" calcext:value-type="float">
            <text:p>6528.01</text:p>
          </table:table-cell>
          <table:table-cell office:value-type="float" office:value="6599.45" calcext:value-type="float">
            <text:p>6599.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89.81" calcext:value-type="float">
            <text:p>6489.81</text:p>
          </table:table-cell>
          <table:table-cell office:value-type="float" office:value="7151.39" calcext:value-type="float">
            <text:p>7151.39</text:p>
          </table:table-cell>
          <table:table-cell office:value-type="float" office:value="6870.28" calcext:value-type="float">
            <text:p>6870.28</text:p>
          </table:table-cell>
          <table:table-cell office:value-type="float" office:value="6958.12" calcext:value-type="float">
            <text:p>6958.12</text:p>
          </table:table-cell>
        </table:table-row>
      </table:table>
      <table:table table:name="Sheet4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oc</text:p>
          </table:table-cell>
          <table:table-cell table:style-name="ce1" office:value-type="string" calcext:value-type="string">
            <text:p>cart</text:p>
          </table:table-cell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vfd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8.93" calcext:value-type="float">
            <text:p>358.93</text:p>
          </table:table-cell>
          <table:table-cell office:value-type="float" office:value="427.72" calcext:value-type="float">
            <text:p>427.72</text:p>
          </table:table-cell>
          <table:table-cell office:value-type="float" office:value="446.87" calcext:value-type="float">
            <text:p>446.87</text:p>
          </table:table-cell>
          <table:table-cell office:value-type="float" office:value="486.36" calcext:value-type="float">
            <text:p>486.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6.25" calcext:value-type="float">
            <text:p>826.25</text:p>
          </table:table-cell>
          <table:table-cell office:value-type="float" office:value="965.08" calcext:value-type="float">
            <text:p>965.08</text:p>
          </table:table-cell>
          <table:table-cell office:value-type="float" office:value="959.58" calcext:value-type="float">
            <text:p>959.58</text:p>
          </table:table-cell>
          <table:table-cell office:value-type="float" office:value="1360.91" calcext:value-type="float">
            <text:p>1360.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65.35" calcext:value-type="float">
            <text:p>1265.35</text:p>
          </table:table-cell>
          <table:table-cell office:value-type="float" office:value="1433.88" calcext:value-type="float">
            <text:p>1433.88</text:p>
          </table:table-cell>
          <table:table-cell office:value-type="float" office:value="1343.38" calcext:value-type="float">
            <text:p>1343.38</text:p>
          </table:table-cell>
          <table:table-cell office:value-type="float" office:value="2267.18" calcext:value-type="float">
            <text:p>2267.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62.86" calcext:value-type="float">
            <text:p>1662.86</text:p>
          </table:table-cell>
          <table:table-cell office:value-type="float" office:value="1674.97" calcext:value-type="float">
            <text:p>1674.97</text:p>
          </table:table-cell>
          <table:table-cell office:value-type="float" office:value="1687.6" calcext:value-type="float">
            <text:p>1687.6</text:p>
          </table:table-cell>
          <table:table-cell office:value-type="float" office:value="3098.86" calcext:value-type="float">
            <text:p>3098.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99.53" calcext:value-type="float">
            <text:p>1999.53</text:p>
          </table:table-cell>
          <table:table-cell office:value-type="float" office:value="1920.62" calcext:value-type="float">
            <text:p>1920.62</text:p>
          </table:table-cell>
          <table:table-cell office:value-type="float" office:value="2031.63" calcext:value-type="float">
            <text:p>2031.63</text:p>
          </table:table-cell>
          <table:table-cell office:value-type="float" office:value="3887.67" calcext:value-type="float">
            <text:p>3887.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77.92" calcext:value-type="float">
            <text:p>2377.92</text:p>
          </table:table-cell>
          <table:table-cell office:value-type="float" office:value="2256.96" calcext:value-type="float">
            <text:p>2256.96</text:p>
          </table:table-cell>
          <table:table-cell office:value-type="float" office:value="2365.8" calcext:value-type="float">
            <text:p>2365.8</text:p>
          </table:table-cell>
          <table:table-cell office:value-type="float" office:value="4717.63" calcext:value-type="float">
            <text:p>4717.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905.27" calcext:value-type="float">
            <text:p>2905.27</text:p>
          </table:table-cell>
          <table:table-cell office:value-type="float" office:value="2799.8" calcext:value-type="float">
            <text:p>2799.8</text:p>
          </table:table-cell>
          <table:table-cell office:value-type="float" office:value="2894.02" calcext:value-type="float">
            <text:p>2894.02</text:p>
          </table:table-cell>
          <table:table-cell office:value-type="float" office:value="5977.15" calcext:value-type="float">
            <text:p>5977.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63.51" calcext:value-type="float">
            <text:p>3263.51</text:p>
          </table:table-cell>
          <table:table-cell office:value-type="float" office:value="3189.86" calcext:value-type="float">
            <text:p>3189.86</text:p>
          </table:table-cell>
          <table:table-cell office:value-type="float" office:value="3266.88" calcext:value-type="float">
            <text:p>3266.88</text:p>
          </table:table-cell>
          <table:table-cell office:value-type="float" office:value="6858.56" calcext:value-type="float">
            <text:p>6858.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613.2" calcext:value-type="float">
            <text:p>3613.2</text:p>
          </table:table-cell>
          <table:table-cell office:value-type="float" office:value="3492.63" calcext:value-type="float">
            <text:p>3492.63</text:p>
          </table:table-cell>
          <table:table-cell office:value-type="float" office:value="3597.2" calcext:value-type="float">
            <text:p>3597.2</text:p>
          </table:table-cell>
          <table:table-cell office:value-type="float" office:value="7706.53" calcext:value-type="float">
            <text:p>7706.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73.2" calcext:value-type="float">
            <text:p>3773.2</text:p>
          </table:table-cell>
          <table:table-cell office:value-type="float" office:value="3607.16" calcext:value-type="float">
            <text:p>3607.16</text:p>
          </table:table-cell>
          <table:table-cell office:value-type="float" office:value="3766.41" calcext:value-type="float">
            <text:p>3766.41</text:p>
          </table:table-cell>
          <table:table-cell office:value-type="float" office:value="8137.8" calcext:value-type="float">
            <text:p>8137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22:10:39.894254435</meta:creation-date>
    <dc:date>2018-11-20T22:16:54.701399365</dc:date>
    <meta:editing-duration>PT6M13S</meta:editing-duration>
    <meta:editing-cycles>5</meta:editing-cycles>
    <meta:generator>LibreOffice/6.1.3.2$Linux_X86_64 LibreOffice_project/10$Build-2</meta:generator>
    <meta:document-statistic meta:table-count="4" meta:cell-count="220" meta:object-count="0"/>
  </office:meta>
</office:document-meta>
</file>